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74cm"/>
    </style:style>
    <style:style style:name="co4" style:family="table-column">
      <style:table-column-properties fo:break-before="auto" style:column-width="13.455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3.715cm"/>
    </style:style>
    <style:style style:name="co8" style:family="table-column">
      <style:table-column-properties fo:break-before="auto" style:column-width="4.325cm"/>
    </style:style>
    <style:style style:name="co9" style:family="table-column">
      <style:table-column-properties fo:break-before="auto" style:column-width="10.605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3.26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CEBIDA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row table:style-name="ro1">
          <table:table-cell table:style-name="ce9" office:value-type="string" calcext:value-type="string">
            <text:p>numero_msg</text:p>
          </table:table-cell>
          <table:table-cell table:style-name="ce9" office:value-type="string" calcext:value-type="string">
            <text:p>mês</text:p>
          </table:table-cell>
          <table:table-cell table:style-name="ce9" office:value-type="string" calcext:value-type="string">
            <text:p>ano</text:p>
          </table:table-cell>
          <table:table-cell table:style-name="ce9" office:value-type="string" calcext:value-type="string">
            <text:p>origem</text:p>
          </table:table-cell>
          <table:table-cell table:style-name="ce9" office:value-type="string" calcext:value-type="string">
            <text:p>assunto</text:p>
          </table:table-cell>
          <table:table-cell table:style-name="ce9" office:value-type="string" calcext:value-type="string">
            <text:p>referencia</text:p>
          </table:table-cell>
          <table:table-cell table:style-name="ce9" office:value-type="string" calcext:value-type="string">
            <text:p>transmitida</text:p>
          </table:table-cell>
          <table:table-cell table:style-name="ce9" office:value-type="string" calcext:value-type="string">
            <text:p>recebida</text:p>
          </table:table-cell>
        </table:table-row>
        <table:table-row table:style-name="ro2">
          <table:table-cell office:value-type="string" calcext:value-type="string">
            <text:p>R161753Z</text:p>
          </table:table-cell>
          <table:table-cell office:value-type="string" calcext:value-type="string">
            <text:p>FE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BASTC </text:p>
          </table:table-cell>
          <table:table-cell office:value-type="string" calcext:value-type="string">
            <text:p>c-exp-catalog of/pr, turma i/2023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151832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urso de graduado-master em 2023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1152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pgad/2023 - ciclo de palestras da esquadra – evt-03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1175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distinção no c-exp-man-micro-pr, turma 1/23.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1130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celamento de matrícula.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231132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<text:s/>curso especial de habilitação para promoção a suboficial a distância (c-esp-habso-ead) em 2023</text:p>
          </table:table-cell>
          <table:table-cell office:value-type="string" calcext:value-type="string">
            <text:p><text:s/>R171732Z/MAR – R161930Z/MAR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31306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-esp-paec-ead, referente à disciplina de matemática</text:p>
          </table:table-cell>
          <table:table-cell office:value-type="string" calcext:value-type="string">
            <text:p><text:s/>R151651Z/MAR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31645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DUST</text:p>
          </table:table-cell>
          <table:table-cell office:value-type="string" calcext:value-type="string">
            <text:p>c-esp-paec-ead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<text:s/>P231911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table:number-columns-repeated="3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81650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BASTC </text:p>
          </table:table-cell>
          <table:table-cell office:value-type="string" calcext:value-type="string">
            <text:p>c-exp-catalog of/pr turma i/2023</text:p>
          </table:table-cell>
          <table:table-cell office:value-type="string" calcext:value-type="string">
            <text:p>R161753Z/FEV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291601Z</text:p>
          </table:table-cell>
          <table:table-cell office:value-type="string" calcext:value-type="string">
            <text:p>MAR 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PTMEC </text:p>
          </table:table-cell>
          <table:table-cell office:value-type="string" calcext:value-type="string">
            <text:p>estágio de qualificação ao apoio às atividades de mergulhadores de combate (eq-apat-mec) - turma 1/2023 - distinção em estágio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30201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NBR</text:p>
          </table:table-cell>
          <table:table-cell office:value-type="string" calcext:value-type="string">
            <text:p>confirmação de matrícula no curso expedito de boas práticas em serviços de alimentação (c-exp-prat-sva)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1130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cancelamento de matrícula.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302015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processo seletivo ao curso expedito de natação de resgate “a” (c-exp-natres-a) t1/2023 - resultado do teste físico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04-00417 <text:s/>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MFORS</text:p>
          </table:table-cell>
          <table:table-cell office:value-type="string" calcext:value-type="string">
            <text:p>cursos na área de logística da onu (formato virtual) <text:s/>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32021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MFORS</text:p>
          </table:table-cell>
          <table:table-cell office:value-type="string" calcext:value-type="string">
            <text:p>cursos na área de logística da onu (formato virtual) <text:s/>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3193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 </text:p>
          </table:table-cell>
          <table:table-cell office:value-type="string" calcext:value-type="string">
            <text:p>estágio de atualização em submarinos da classe riachuelo (ea-scr) t1/2023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04191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NBR</text:p>
          </table:table-cell>
          <table:table-cell office:value-type="string" calcext:value-type="string">
            <text:p>confirmação de matrícula no curso expedito de catalogação para oficiais e praças (c-exp-catalog-of/pr) - turma i/2023 - presencial - 10abr a 08mai</text:p>
          </table:table-cell>
          <table:table-cell office:value-type="string" calcext:value-type="string">
            <text:p>R281650Z/MAR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05185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MESQ</text:p>
          </table:table-cell>
          <table:table-cell office:value-type="string" calcext:value-type="string">
            <text:p><text:s/>ciclo de palestras da esquadra - evt-extra - <text:s text:c="2"/>tema: "divulgação da nota doutrinária sobre o emprego de sistemas de aeronaves remotamente pilotadas (sarp) na mb"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13153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estágio de qualificação em manutenção dos submarinos da classe “tupi” (eq- mantupi) t1/2023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13155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estágio de qualificação em manutenção do submarino classe “tikuna” (eq-mantikuna) t1/2023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19131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cancelamento de curso expedito semipresencial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20165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PER</text:p>
          </table:table-cell>
          <table:table-cell office:value-type="string" calcext:value-type="string">
            <text:p>cancelamento de curso expedito semipresencial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table:style-name="ce11" office:value-type="string" calcext:value-type="string">
            <text:p>P251123Z</text:p>
          </table:table-cell>
          <table:table-cell table:style-name="ce11"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table:style-name="ce11" office:value-type="string" calcext:value-type="string">
            <text:p>COMESQ</text:p>
          </table:table-cell>
          <table:table-cell office:value-type="string" calcext:value-type="string">
            <text:p>cancelamento de curso expedito semipresencial</text:p>
          </table:table-cell>
          <table:table-cell table:style-name="Default"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P301310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PTMEC </text:p>
          </table:table-cell>
          <table:table-cell office:value-type="string" calcext:value-type="string">
            <text:p>estágio de qualificação ao apoio às atividades de mergulhadores de combate eq-apat-mec – turma ii/2023 (teste de suficiência física inicial).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table:style-name="ce12" office:value-type="string" calcext:value-type="string">
            <text:p>R281931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ESMAR</text:p>
          </table:table-cell>
          <table:table-cell office:value-type="string" calcext:value-type="string">
            <text:p>inscritos no curso especial de unidade médica nível dois 2023 (c-esp-umnd 2023)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81811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<text:s/>estágio de qualificação para grupo de manutenção e vigilância (eq-gmv) -lha- 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8222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LTAMZ</text:p>
          </table:table-cell>
          <table:table-cell office:value-type="string" calcext:value-type="string">
            <text:p>reclassificação de natres-b como natres-a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281803Z</text:p>
          </table:table-cell>
          <table:table-cell office:value-type="string" calcext:value-type="string">
            <text:p>A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municiamento/desmunicamento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302013Z</text:p>
          </table:table-cell>
          <table:table-cell office:value-type="string" calcext:value-type="string">
            <text:p>M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NBR</text:p>
          </table:table-cell>
          <table:table-cell office:value-type="string" calcext:value-type="string">
            <text:p><text:s/>confirmação de matrícula no curso expedito de boas práticas em serviços de alimentação (c-exp-prat-sva)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21915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matrícula em curso (eq-sci an/byg 501 mod 1d) t1/2023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P032001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apoio mil agata norte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041635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estágio de qualificação em manutenção do submarino classe “tikuna” (eq-mantikuna) t1/2023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>
          <table:table-cell office:value-type="string" calcext:value-type="string">
            <text:p>R041531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MESQ</text:p>
          </table:table-cell>
          <table:table-cell office:value-type="string" calcext:value-type="string">
            <text:p>inscritos no curso especial de unidade médica nível dois 2023 (c-esp-umnd 2023)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R041825Z</text:p>
          </table:table-cell>
          <table:table-cell office:value-type="string" calcext:value-type="string">
            <text:p>MAI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IASUB</text:p>
          </table:table-cell>
          <table:table-cell office:value-type="string" calcext:value-type="string">
            <text:p>conclusão de estágio- estágio de qualificação em manutenção do “painel de controle dos mcp” e do “painel de monitoragem das baterias” (eq-man-pcm/pmb)</text:p>
          </table:table-cell>
          <table:table-cell table:number-columns-repeated="2"/>
          <table:table-cell office:value-type="string" calcext:value-type="string">
            <text:p>sim</text:p>
          </table:table-cell>
        </table:table-row>
        <table:table-row table:style-name="ro2" table:number-rows-repeated="104853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RANSMITIDAS" table:style-name="ta1">
        <office:forms form:automatic-focus="false" form:apply-design-mode="false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row table:style-name="ro1">
          <table:table-cell table:style-name="ce9" office:value-type="string" calcext:value-type="string">
            <text:p>numero msg</text:p>
          </table:table-cell>
          <table:table-cell table:style-name="ce9" office:value-type="string" calcext:value-type="string">
            <text:p>mês</text:p>
          </table:table-cell>
          <table:table-cell table:style-name="ce9" office:value-type="string" calcext:value-type="string">
            <text:p>destino</text:p>
          </table:table-cell>
          <table:table-cell table:style-name="ce9" office:value-type="string" calcext:value-type="string">
            <text:p>assunto</text:p>
          </table:table-cell>
          <table:table-cell table:style-name="ce9" office:value-type="string" calcext:value-type="string">
            <text:p>referencia</text:p>
          </table:table-cell>
          <table:table-cell table:style-name="ce9" office:value-type="string" calcext:value-type="string">
            <text:p>transmitida</text:p>
          </table:table-cell>
          <table:table-cell table:style-name="ce9" office:value-type="string" calcext:value-type="string">
            <text:p>recebida</text:p>
          </table:table-cell>
        </table:table-row>
        <table:table-row table:style-name="ro2">
          <table:table-cell office:value-type="string" calcext:value-type="string">
            <text:p>R201806Z</text:p>
          </table:table-cell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Curso de Graduado-Master em 2023.</text:p>
          </table:table-cell>
          <table:table-cell office:value-type="string" calcext:value-type="string">
            <text:p>R151832Z/MAR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P211826Z</text:p>
          </table:table-cell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Inscrição no Curso Especial de Habilitação para Promoção a Suboficial - 1ºSG-MA 01.0107.60 RUAN BAPTISTA PINTO</text:p>
          </table:table-cell>
          <table:table-cell office:value-type="string" calcext:value-type="string">
            <text:p>R151506Z 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P231506Z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ESMAR</text:p>
          </table:table-cell>
          <table:table-cell office:value-type="string" calcext:value-type="string">
            <text:p>Curso de Graduado-Master em 2023.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R231606Z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ENSINO</text:p>
          </table:table-cell>
          <table:table-cell office:value-type="string" calcext:value-type="string">
            <text:p>Inscrição em Curso Expedito de Conduta Digital na Marinha do Brasil a Distância (C-Exp-CONDIG-EAD)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P241406Z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PTMEC </text:p>
          </table:table-cell>
          <table:table-cell office:value-type="string" calcext:value-type="string">
            <text:p>Destaque de Militares</text:p>
          </table:table-cell>
          <table:table-cell office:value-type="string" calcext:value-type="string">
            <text:p><text:s/>P231911Z/MAR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R241916Z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Inscrição em curso PGAD-2023 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R031936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CALEAO</text:p>
          </table:table-cell>
          <table:table-cell office:value-type="string" calcext:value-type="string">
            <text:p>Inscrição em curso PGAD-2023 </text:p>
          </table:table-cell>
          <table:table-cell office:value-type="string" calcext:value-type="string">
            <text:p>R241916Z/MAR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MINUTA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Estágio de Atualização em Submarinos da Classe Riachuelo (EA-SCR) T1/2023</text:p>
          </table:table-cell>
          <table:table-cell office:value-type="string" calcext:value-type="string">
            <text:p>R031933Z/ABR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R171826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<text:s/>Estágio de Qualificação em Manutenção dos Submarinos da Classe “Tupi” (EQ- MANTUPI) T1/2023. <text:s text:c="2"/></text:p>
          </table:table-cell>
          <table:table-cell office:value-type="string" calcext:value-type="string">
            <text:p>R131533Z/ABR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R171846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Estágio de Qualificação em Manutenção do Submarino Classe “Tikuna” (EQ-MANTIKUNA) T1/2023</text:p>
          </table:table-cell>
          <table:table-cell office:value-type="string" calcext:value-type="string">
            <text:p>R131553Z/ABR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MINUTA</text:p>
          </table:table-cell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Estágio de Qualificação ao Apoio às Atividades de Mergulhadores de Combate <text:s/>EQ-ApAT-MEC – Turma II/2023.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MINUTA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ENSINO</text:p>
          </table:table-cell>
          <table:table-cell office:value-type="string" calcext:value-type="string">
            <text:p><text:s/>Desembarque de Marinheiros - PAEC 2022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MINUTA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ENSINO, CGPSPN</text:p>
          </table:table-cell>
          <table:table-cell office:value-type="string" calcext:value-type="string">
            <text:p>C-Esp-PAEC-EAD - Marinheiros com média parcial insuficiente na disciplina de Português e Física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R201946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GPTMEC </text:p>
          </table:table-cell>
          <table:table-cell office:value-type="string" calcext:value-type="string">
            <text:p>Estágio deQualificação ao Apoio ás Atividades de Mergulhadores de Combate <text:s/>EQ-ApAT-MEC – Turma II/2023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R202006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ENSINO</text:p>
          </table:table-cell>
          <table:table-cell office:value-type="string" calcext:value-type="string">
            <text:p>Curso Especial de Preparação para o Acompanhamento da Especialização Continuada a Distância (C-Esp-PAEC-EAD) </text:p>
          </table:table-cell>
          <table:table-cell office:value-type="string" calcext:value-type="string">
            <text:p><text:s/>R281941Z/OUT/2022 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R202016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ENSINO</text:p>
          </table:table-cell>
          <table:table-cell office:value-type="string" calcext:value-type="string">
            <text:p>C-Esp-PAEC-EAD - Marinheiros com média parcial insuficiente na disciplina de Português e Física. </text:p>
          </table:table-cell>
          <table:table-cell office:value-type="string" calcext:value-type="string">
            <text:p><text:s/>R182051Z/ABR/2023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MINUTA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PESMAR</text:p>
          </table:table-cell>
          <table:table-cell office:value-type="string" calcext:value-type="string">
            <text:p>Processo Seletivo (PS) para o Curso Especial de Mergulho Saturado (C-ESP-MGSAT) Turma 1/2023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R251850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BASTC</text:p>
          </table:table-cell>
          <table:table-cell office:value-type="string" calcext:value-type="string">
            <text:p>Adestramento de SISCAT-BR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R281746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CPESFN</text:p>
          </table:table-cell>
          <table:table-cell office:value-type="string" calcext:value-type="string">
            <text:p>Inscrição no C-Esp-SegProtAu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R021816Z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APOIO MIL AGATA NORTE</text:p>
          </table:table-cell>
          <table:table-cell office:value-type="string" calcext:value-type="string">
            <text:p>R272221Z/ABR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R021816Z/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Apoio MIL Ágata Norte <text:s/>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R021806Z/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FORSUB</text:p>
          </table:table-cell>
          <table:table-cell office:value-type="string" calcext:value-type="string">
            <text:p>Apoio MIL PADRONIZAÇÃO OPERATIVA MEC-ADEST MAUT GÁS <text:s text:c="2"/>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4">
          <table:table-cell office:value-type="string" calcext:value-type="string">
            <text:p>MINUT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INDUST</text:p>
          </table:table-cell>
          <table:table-cell office:value-type="string" calcext:value-type="string">
            <text:p>Cursos Expeditos Presenciais (C-EXP) e Estágios de Qualificação Semipresenciais (EQ) para Oficiais, Praças e Servidores Civis Assemelhados para o ano 2023 promovidos pela Diretoria Industrial da Marinha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P041826Z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PRTDIS</text:p>
          </table:table-cell>
          <table:table-cell office:value-type="string" calcext:value-type="string">
            <text:p>Processo de Promoção, Reengajamento e Licenciamento de 3ºSG/CB/MNE-RM2 (SMV) <text:s/></text:p>
          </table:table-cell>
          <table:table-cell/>
          <table:table-cell office:value-type="string" calcext:value-type="string">
            <text:p>sim</text:p>
          </table:table-cell>
          <table:table-cell/>
        </table:table-row>
        <table:table-row table:style-name="ro2" table:number-rows-repeated="104855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17:05:46.4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09:31:02.245255858</meta:creation-date>
    <dc:date>2023-05-13T17:05:54.314000000</dc:date>
    <meta:editing-duration>PT12H59M10S</meta:editing-duration>
    <meta:editing-cycles>50</meta:editing-cycles>
    <meta:generator>LibreOffice/7.5.3.2$Windows_X86_64 LibreOffice_project/9f56dff12ba03b9acd7730a5a481eea045e468f3</meta:generator>
    <meta:document-statistic meta:table-count="2" meta:cell-count="349" meta:object-count="0"/>
  </office:meta>
</office:document-meta>
</file>